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B00000115CD069A883D494B89.png" manifest:media-type="image/png"/>
  <manifest:file-entry manifest:full-path="Pictures/10000201000007D0000007D0BE46F98595FD0B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05cm" fo:min-width="5.2cm"/>
    </style:style>
    <style:style style:name="gr2" style:family="graphic" style:parent-style-name="standard">
      <style:graphic-properties svg:stroke-color="#d2691e" draw:fill="solid" draw:fill-color="#f4a460" draw:textarea-horizontal-align="justify" draw:textarea-vertical-align="middle" draw:auto-grow-height="false" fo:min-height="0.85cm" fo:min-width="2.6cm"/>
    </style:style>
    <style:style style:name="gr3" style:family="graphic" style:parent-style-name="standard">
      <style:graphic-properties svg:stroke-color="#008000" draw:fill="solid" draw:fill-color="#8fbc8f" draw:textarea-horizontal-align="justify" draw:textarea-vertical-align="top" draw:auto-grow-height="false" fo:min-height="4.35cm" fo:min-width="3.9cm"/>
    </style:style>
    <style:style style:name="gr4" style:family="graphic" style:parent-style-name="Object_20_with_20_no_20_fill_20_and_20_no_20_line">
      <style:graphic-properties draw:fill="solid" draw:fill-color="#8fbc8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000000" draw:marker-start="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5.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f4a460"/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solid" draw:fill-color="#8fbc8f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solid" draw:fill-color="#8fbc8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cm" svg:height="2.3cm" svg:x="4.4cm" svg:y="7.8cm">
          <text:p text:style-name="P1"><text:span text:style-name="T1">AutoParall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cm" svg:height="1.1cm" svg:x="5.7cm" svg:y="8.8cm">
          <text:p text:style-name="P1">PLUT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cm" svg:height="4.6cm" svg:x="8.9cm" svg:y="2cm">
          <text:p text:style-name="P4">Auto-genrated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699cm" svg:height="3.699cm" svg:x="9.3cm" svg:y="2.901cm">
          <draw:image xlink:href="Pictures/10000201000007D0000007D0BE46F98595FD0BD3.png" xlink:type="simple" xlink:show="embed" xlink:actuate="onLoad">
            <text:p/>
          </draw:image>
        </draw:frame>
        <draw:custom-shape draw:style-name="gr3" draw:text-style-name="P5" draw:layer="layout" svg:width="4.4cm" svg:height="4.6cm" svg:x="2.6cm" svg:y="2cm">
          <text:p text:style-name="P4">User Code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699cm" svg:height="3.699cm" svg:x="3cm" svg:y="2.901cm">
          <draw:image xlink:href="Pictures/10000201000007D0000007D0BE46F98595FD0BD3.png" xlink:type="simple" xlink:show="embed" xlink:actuate="onLoad">
            <text:p/>
          </draw:image>
        </draw:frame>
        <draw:line draw:style-name="gr5" draw:text-style-name="P7" draw:layer="layout" svg:x1="4.8cm" svg:y1="6.6cm" svg:x2="4.8cm" svg:y2="7.8cm">
          <text:p/>
        </draw:line>
        <draw:line draw:style-name="gr5" draw:text-style-name="P7" draw:layer="layout" svg:x1="9.7cm" svg:y1="7.8cm" svg:x2="9.7cm" svg:y2="6.6cm">
          <text:p/>
        </draw:line>
        <draw:custom-shape draw:style-name="gr6" draw:text-style-name="P2" draw:layer="layout" svg:width="5.7cm" svg:height="1.5cm" svg:x="12.1cm" svg:y="7.8cm">
          <text:p text:style-name="P1"><text:span text:style-name="T1">PyCOMPS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5cm" svg:y1="6.6cm" svg:x2="12.5cm" svg:y2="7.8cm">
          <text:p/>
        </draw:line>
        <draw:frame draw:style-name="gr7" draw:text-style-name="P1" draw:layer="layout" svg:width="8.659cm" svg:height="2.469cm" svg:x="10.7cm" svg:y="9.431cm">
          <draw:image xlink:href="Pictures/10000201000003CB00000115CD069A883D494B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5:01:37.641148500</meta:creation-date>
    <dc:date>2018-06-05T15:16:02.819782079</dc:date>
    <meta:editing-duration>PT14M26S</meta:editing-duration>
    <meta:editing-cycles>1</meta:editing-cycles>
    <meta:document-statistic meta:object-count="11"/>
    <meta:generator>LibreOffice/5.3.5.2$Linux_X86_64 LibreOffice_project/30m0$Build-2</meta:generator>
  </office:meta>
</office:document-meta>
</file>